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tracked-changes text:track-changes="false">
        <text:changed-region xml:id="ct53446128" text:id="ct53446128">
          <text:insertion>
            <office:change-info>
              <dc:creator>Juan Leon</dc:creator>
              <dc:date>2012-04-17T12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e es un ejemplo de documento dinámico generado por POD a las <text:change-start text:change-id="ct53446128"/>hora<text:change-end text:change-id="ct53446128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Leon</meta:initial-creator>
    <meta:creation-date>2012-04-17T12:47:13</meta:creation-date>
    <meta:document-statistic meta:table-count="0" meta:image-count="0" meta:object-count="0" meta:page-count="1" meta:paragraph-count="1" meta:word-count="13" meta:character-count="69" meta:non-whitespace-character-count="57"/>
    <dc:date>2012-04-17T13:27:30</dc:date>
    <dc:creator>Juan Leon</dc:creator>
    <meta:editing-duration>PT9M51S</meta:editing-duration>
    <meta:editing-cycles>1</meta:editing-cycles>
    <meta:generator>LibreOffice/3.4$Unix LibreOffice_project/340m1$Build-402</meta:generator>
  </office:meta>
</office:document-meta>
</file>